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5337" officeooo:paragraph-rsid="00045337"/>
    </style:style>
    <style:style style:name="P2" style:family="paragraph" style:parent-style-name="Standard">
      <style:text-properties officeooo:rsid="00050d5e" officeooo:paragraph-rsid="00050d5e"/>
    </style:style>
    <style:style style:name="P3" style:family="paragraph" style:parent-style-name="Standard">
      <style:text-properties officeooo:rsid="00083c40" officeooo:paragraph-rsid="00083c40"/>
    </style:style>
    <style:style style:name="P4" style:family="paragraph" style:parent-style-name="Standard">
      <style:text-properties officeooo:rsid="0008c1d5" officeooo:paragraph-rsid="0008c1d5"/>
    </style:style>
    <style:style style:name="P5" style:family="paragraph" style:parent-style-name="Standard">
      <style:text-properties officeooo:rsid="000a5f2f" officeooo:paragraph-rsid="000a5f2f"/>
    </style:style>
    <style:style style:name="P6" style:family="paragraph" style:parent-style-name="Standard">
      <style:text-properties officeooo:rsid="000c05a7" officeooo:paragraph-rsid="000c05a7"/>
    </style:style>
    <style:style style:name="T1" style:family="text">
      <style:text-properties officeooo:rsid="00083c40"/>
    </style:style>
    <style:style style:name="T2" style:family="text">
      <style:text-properties officeooo:rsid="0008c1d5"/>
    </style:style>
    <style:style style:name="T3" style:family="text">
      <style:text-properties officeooo:rsid="000d63dc"/>
    </style:style>
    <style:style style:name="T4" style:family="text">
      <style:text-properties officeooo:rsid="000e7a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Falsch</text:p>
      <text:p text:style-name="P1"/>
      <text:p text:style-name="P1">b) <text:span text:style-name="T3">Richtig</text:span></text:p>
      <text:p text:style-name="P1"/>
      <text:p text:style-name="P1">c) Richtig</text:p>
      <text:p text:style-name="P1"/>
      <text:p text:style-name="P1">d) Falsch</text:p>
      <text:p text:style-name="P1"/>
      <text:p text:style-name="P1">e) Richtig</text:p>
      <text:p text:style-name="P1"/>
      <text:p text:style-name="P1">Aufgabe 4</text:p>
      <text:p text:style-name="P1">Online: VFI (Voltage and Frequency Independent)</text:p>
      <text:p text:style-name="P1">Line-Interactive: VI (Voltage Independent)</text:p>
      <text:p text:style-name="P1">Offline: VFD(Voltage and Frequency Dependent)</text:p>
      <text:p text:style-name="P1"/>
      <text:p text:style-name="P1">Aufgabe 7</text:p>
      <text:p text:style-name="P1">a) 2500 Watt</text:p>
      <text:p text:style-name="P2">b) 500/230*5= 10,87A</text:p>
      <text:p text:style-name="P2"/>
      <text:p text:style-name="P2">Aufgabe 8</text:p>
      <text:p text:style-name="P2">a) 500/230*2=4,347 A</text:p>
      <text:p text:style-name="P2"><text:s text:c="4"/>400/230=1,739 A</text:p>
      <text:p text:style-name="P2"><text:s text:c="4"/>4,347+1,739 = 6,086 A</text:p>
      <text:p text:style-name="P2">b) Ja</text:p>
      <text:p text:style-name="P2"/>
      <text:p text:style-name="P2">Aufgabe 9</text:p>
      <text:p text:style-name="P2">900 Watt</text:p>
      <text:p text:style-name="P2"/>
      <text:p text:style-name="P2">Aufgabe 10</text:p>
      <text:p text:style-name="P2">a) <text:span text:style-name="T1">Richtig</text:span></text:p>
      <text:p text:style-name="P2"/>
      <text:p text:style-name="P2">b) <text:span text:style-name="T4">Falsch</text:span></text:p>
      <text:p text:style-name="P2"/>
      <text:p text:style-name="P2">c) <text:span text:style-name="T1">Richtig</text:span></text:p>
      <text:p text:style-name="P2"/>
      <text:p text:style-name="P2">d) <text:span text:style-name="T1">Richtig</text:span></text:p>
      <text:p text:style-name="P2"/>
      <text:p text:style-name="P2">e) <text:span text:style-name="T1">Falsch</text:span></text:p>
      <text:p text:style-name="P2"/>
      <text:p text:style-name="P2">f) <text:span text:style-name="T1">Falsch</text:span></text:p>
      <text:p text:style-name="P2"/>
      <text:p text:style-name="P2">g) <text:span text:style-name="T1">Richtig</text:span></text:p>
      <text:p text:style-name="P2"/>
      <text:p text:style-name="P3">Aufgabe 11</text:p>
      <text:p text:style-name="P3">a) <text:span text:style-name="T2">Falsch</text:span></text:p>
      <text:p text:style-name="P3"/>
      <text:p text:style-name="P3">b) <text:span text:style-name="T2">Richtig</text:span></text:p>
      <text:p text:style-name="P3"/>
      <text:p text:style-name="P3">c) <text:span text:style-name="T2">Falsch</text:span></text:p>
      <text:p text:style-name="P3"/>
      <text:p text:style-name="P3">d) <text:span text:style-name="T2">Richtig</text:span></text:p>
      <text:p text:style-name="P3"><text:soft-page-break/></text:p>
      <text:p text:style-name="P3">e) <text:span text:style-name="T2">Richtig</text:span></text:p>
      <text:p text:style-name="P3"/>
      <text:p text:style-name="P3">f) <text:span text:style-name="T2">Richtig</text:span></text:p>
      <text:p text:style-name="P3"/>
      <text:p text:style-name="P4">Aufgabe 12</text:p>
      <text:p text:style-name="P5">Es kostet 219€ den Pc ein jahr durchlaufen zu lassen</text:p>
      <text:p text:style-name="P5"/>
      <text:p text:style-name="P6">Aufgabe 13</text:p>
      <text:p text:style-name="P6">590 Wa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1:51:07.273000000</meta:creation-date>
    <dc:date>2021-02-22T09:33:28.793000000</dc:date>
    <meta:editing-duration>PT2H15M59S</meta:editing-duration>
    <meta:editing-cycles>7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39" meta:word-count="100" meta:character-count="561" meta:non-whitespace-character-count="492"/>
  </office:meta>
</office:document-meta>
</file>